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fferentSelector.setIgnoreContents( boolean ignoreCont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fferentSelector.setIgnoreFileTimes( boolean ignoreFileTi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fferentSelector.selectionTest( File srcfile , File destfi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